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rdfa="http://docs.oasis-open.org/opendocument/meta/rdfa#"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7" style:family="table-column">
      <style:table-column-properties fo:break-before="auto" style:column-width="1.693cm"/>
    </style:style>
    <style:style style:name="co2" style:family="table-column">
      <style:table-column-properties fo:break-before="auto" style:column-width="4.86cm"/>
    </style:style>
    <style:style style:name="co3" style:family="table-column">
      <style:table-column-properties fo:break-before="auto" style:column-width="4.022cm"/>
    </style:style>
    <style:style style:name="co4" style:family="table-column">
      <style:table-column-properties fo:break-before="auto" style:column-width="25.135cm"/>
    </style:style>
    <style:style style:name="co5" style:family="table-column">
      <style:table-column-properties fo:break-before="auto" style:column-width="7.62cm"/>
    </style:style>
    <style:style style:name="co6" style:family="table-column">
      <style:table-column-properties fo:break-before="auto" style:column-width="3.201cm"/>
    </style:style>
    <style:style style:name="co8" style:family="table-column">
      <style:table-column-properties fo:break-before="auto" style:column-width="2.011cm"/>
    </style:style>
    <style:style style:name="co9" style:family="table-column">
      <style:table-column-properties fo:break-before="auto" style:column-width="2.267cm"/>
    </style:style>
    <style:style style:name="ro1" style:family="table-row">
      <style:table-row-properties style:row-height="0.4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no-wrap"/>
      <style:paragraph-properties fo:text-align="center"/>
      <style:text-properties fo:color="#ff0000" fo:font-weight="normal"/>
    </style:style>
    <style:style style:name="ce2" style:family="table-cell" style:parent-style-name="Default">
      <style:table-cell-properties style:text-align-source="fix" style:repeat-content="false" fo:wrap-option="no-wrap"/>
      <style:paragraph-properties fo:text-align="center"/>
      <style:text-properties fo:color="#000000" fo:font-weight="normal"/>
    </style:style>
    <style:style style:name="ce3" style:family="table-cell" style:parent-style-name="Default">
      <style:table-cell-properties style:text-align-source="fix" style:repeat-content="false" fo:wrap-option="no-wrap"/>
      <style:paragraph-properties fo:text-align="center"/>
      <style:text-properties fo:color="#010000" fo:font-weight="normal"/>
    </style:style>
    <style:style style:name="ce4" style:family="table-cell" style:parent-style-name="Default">
      <style:table-cell-properties fo:wrap-option="no-wrap"/>
      <style:text-properties fo:color="#000000" fo:font-weight="normal"/>
    </style:style>
    <style:style style:name="ce5" style:family="table-cell" style:parent-style-name="Default">
      <style:table-cell-properties style:text-align-source="fix" style:repeat-content="false" fo:wrap-option="no-wrap"/>
      <style:paragraph-properties fo:text-align="center"/>
      <style:text-properties fo:color="#00ff00" fo:font-weight="normal"/>
    </style:style>
    <style:style style:name="ce6" style:family="table-cell" style:parent-style-name="Default">
      <style:table-cell-properties style:text-align-source="fix" style:repeat-content="false" fo:wrap-option="no-wrap"/>
      <style:paragraph-properties fo:text-align="start" fo:margin-left="0cm"/>
      <style:text-properties fo:color="#000000" fo:font-weight="normal"/>
    </style:style>
    <style:style style:name="ce7" style:family="table-cell" style:parent-style-name="Default" style:data-style-name="N108">
      <style:table-cell-properties fo:border="none" style:vertical-align="bottom"/>
      <style:text-properties style:font-name="Arial" fo:font-size="10pt"/>
    </style:style>
    <style:style style:name="ta_extref" style:family="table">
      <style:table-properties table:display="false"/>
    </style:style>
  </office:automatic-styles>
  <office:body>
    <office:spreadsheet>
      <table:table table:name="Tabelle1" table:style-name="ta1">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4"/>
        <table:table-column table:style-name="co8" table:number-columns-repeated="2" table:default-cell-style-name="ce2"/>
        <table:table-column table:style-name="co7" table:default-cell-style-name="Default"/>
        <table:table-row table:style-name="ro1">
          <table:table-cell table:style-name="ce1" office:value-type="string">
            <text:p>Art</text:p>
          </table:table-cell>
          <table:table-cell table:style-name="ce1" office:value-type="string">
            <text:p>Name</text:p>
          </table:table-cell>
          <table:table-cell table:style-name="ce1" office:value-type="string">
            <text:p>Wirkung</text:p>
          </table:table-cell>
          <table:table-cell table:style-name="ce1" office:value-type="string">
            <text:p>Bemerkung</text:p>
          </table:table-cell>
          <table:table-cell table:number-columns-repeated="4"/>
        </table:table-row>
        <table:table-row table:style-name="ro1">
          <table:table-cell table:number-columns-repeated="8"/>
        </table:table-row>
        <table:table-row table:style-name="ro1">
          <table:table-cell office:value-type="string">
            <text:p>Geistlicher </text:p>
          </table:table-cell>
          <table:table-cell table:style-name="ce5" office:value-type="string">
            <text:p>Kleriker</text:p>
          </table:table-cell>
          <table:table-cell office:value-type="string">
            <text:p>Grundfähigkeit: Heilige Kraft - Stellt 50% des maximalen Manas wieder her. 5 Minuten Abklingzeit.</text:p>
          </table:table-cell>
          <table:table-cell table:number-columns-repeated="5"/>
        </table:table-row>
        <table:table-row table:style-name="ro1">
          <table:table-cell table:style-name="ce3"/>
          <table:table-cell table:number-columns-repeated="7"/>
        </table:table-row>
        <table:table-row table:style-name="ro1">
          <table:table-cell office:value-type="string">
            <text:p>Normale Fähigkeiten</text:p>
          </table:table-cell>
          <table:table-cell office:value-type="string">
            <text:p>Linderung</text:p>
          </table:table-cell>
          <table:table-cell office:value-type="string">
            <text:p>Heilt ein befreundetes Ziel um X Lebenspunkte.</text:p>
          </table:table-cell>
          <table:table-cell office:value-type="string">
            <text:p>Relativ hohe Sofortheilung</text:p>
          </table:table-cell>
          <table:table-cell table:number-columns-repeated="4"/>
        </table:table-row>
        <table:table-row table:style-name="ro1">
          <table:table-cell/>
          <table:table-cell office:value-type="string">
            <text:p>Peinigen</text:p>
          </table:table-cell>
          <table:table-cell office:value-type="string">
            <text:p>Fügt feindlichen Wesen X Punkte Schaden zu.</text:p>
          </table:table-cell>
          <table:table-cell office:value-type="string">
            <text:p>Wenig, Kleriker sind Heiler</text:p>
          </table:table-cell>
          <table:table-cell table:number-columns-repeated="4"/>
        </table:table-row>
        <table:table-row table:style-name="ro1">
          <table:table-cell/>
          <table:table-cell office:value-type="string">
            <text:p>Genesung</text:p>
          </table:table-cell>
          <table:table-cell office:value-type="string">
            <text:p>Heilt ein befreundetes Ziel 10 Sekunden lang um X Lebenspunkte pro Sekunde.</text:p>
          </table:table-cell>
          <table:table-cell office:value-type="string">
            <text:p>Insgesamt etwas mehr geheilt als Linderung</text:p>
          </table:table-cell>
          <table:table-cell table:number-columns-repeated="4"/>
        </table:table-row>
        <table:table-row table:style-name="ro1">
          <table:table-cell/>
          <table:table-cell office:value-type="string">
            <text:p>Schützen</text:p>
          </table:table-cell>
          <table:table-cell office:value-type="string">
            <text:p>Ein befreundetes Ziel erleidet X% weniger Schaden. Kanalisierter Zauber. Max. 10 Sekunden.</text:p>
          </table:table-cell>
          <table:table-cell office:value-type="string">
            <text:p>Mittelmäßig viel, soll kein Notknopf sein</text:p>
          </table:table-cell>
          <table:table-cell table:number-columns-repeated="4"/>
        </table:table-row>
        <table:table-row table:style-name="ro1">
          <table:table-cell/>
          <table:table-cell office:value-type="string">
            <text:p>Reinheit</text:p>
          </table:table-cell>
          <table:table-cell office:value-type="string">
            <text:p>Der Kleriker befreit sich selbst von einem negativen Effekt.</text:p>
          </table:table-cell>
          <table:table-cell office:value-type="string">
            <text:p>Abklingzeit senken</text:p>
          </table:table-cell>
          <table:table-cell table:number-columns-repeated="4"/>
        </table:table-row>
        <table:table-row table:style-name="ro1">
          <table:table-cell/>
          <table:table-cell office:value-type="string">
            <text:p>Böses hindern</text:p>
          </table:table-cell>
          <table:table-cell office:value-type="string">
            <text:p>Kann auf Untote und Dämonen angewandt werden und verlangsamt ihre Bewegungs- und Angriffsgeschwindigkeit auf X%. Hält Y Sekunden.</text:p>
          </table:table-cell>
          <table:table-cell office:value-type="string">
            <text:p>auf, nicht um!</text:p>
          </table:table-cell>
          <table:table-cell table:number-columns-repeated="4"/>
        </table:table-row>
        <table:table-row table:style-name="ro1">
          <table:table-cell/>
          <table:table-cell office:value-type="string">
            <text:p>Wiederbeleben</text:p>
          </table:table-cell>
          <table:table-cell office:value-type="string">
            <text:p>Lässt eine befreundete Einheit mit X% ihrer Lebens- und Y% ihrer Manapunkte wieder auferstehen.</text:p>
          </table:table-cell>
          <table:table-cell office:value-type="string">
            <text:p>keine hohen Werte</text:p>
          </table:table-cell>
          <table:table-cell table:number-columns-repeated="4"/>
        </table:table-row>
        <table:table-row table:style-name="ro1">
          <table:table-cell/>
          <table:table-cell office:value-type="string">
            <text:p>Göttergunst</text:p>
          </table:table-cell>
          <table:table-cell office:value-type="string">
            <text:p>Passiv. Nach einem Heilzauber erhält der Kleriker mit X%iger Chance Mana in halber Höhe der Heilung zurück.</text:p>
          </table:table-cell>
          <table:table-cell office:value-type="string">
            <text:p>Zum Schluss 5% oder 10%</text:p>
          </table:table-cell>
          <table:table-cell table:number-columns-repeated="4"/>
        </table:table-row>
        <table:table-row table:style-name="ro1">
          <table:table-cell/>
          <table:table-cell office:value-type="string">
            <text:p>Märtyrer</text:p>
          </table:table-cell>
          <table:table-cell office:value-type="string">
            <text:p>Der Kleriker opfert sich selbst. Alle Verbündeten regenerieren X% Lebens- und Manaenergie. 10 Minuten Abklingzeit.</text:p>
          </table:table-cell>
          <table:table-cell office:value-type="string" table:number-columns-spanned="4" table:number-rows-spanned="1">
            <text:p>DAS ist ein Notknopf. Viel! Ab Rang 3 werden alle Verbündeten im Umkreis mit 50/60/70% Leben und Mana wiederbelebt (R3/R4/R5).</text:p>
          </table:table-cell>
          <table:covered-table-cell table:style-name="Default"/>
          <table:covered-table-cell table:style-name="Default"/>
          <table:covered-table-cell table:style-name="Default"/>
          <table:table-cell/>
        </table:table-row>
        <table:table-row table:style-name="ro1">
          <table:table-cell/>
          <table:table-cell office:value-type="string">
            <text:p>Zwischenebene</text:p>
          </table:table-cell>
          <table:table-cell office:value-type="string">
            <text:p>Der Kleriker wird für 5 Sekunden in eine Astralebene versetzt, in der er weder verletzt werden noch handeln kann. Der Effekt kann nicht unterbrochen werden.</text:p>
          </table:table-cell>
          <table:table-cell office:value-type="string">
            <text:p>Wenn er verprügelt wird.</text:p>
          </table:table-cell>
          <table:table-cell table:style-name="ce2"/>
          <table:table-cell table:number-columns-repeated="3"/>
        </table:table-row>
        <table:table-row table:style-name="ro1">
          <table:table-cell/>
          <table:table-cell office:value-type="string">
            <text:p>Astraler Quell</text:p>
          </table:table-cell>
          <table:table-cell office:value-type="string">
            <text:p>Passiv. Die Manaregeneration des Klerikers wird um X % erhöht.</text:p>
          </table:table-cell>
          <table:table-cell office:value-type="string">
            <text:p>Zum Schluss 20 % oder sowas.</text:p>
          </table:table-cell>
          <table:table-cell table:style-name="ce2"/>
          <table:table-cell table:number-columns-repeated="3"/>
        </table:table-row>
        <table:table-row table:style-name="ro1">
          <table:table-cell/>
          <table:table-cell office:value-type="string">
            <text:p>Drohendes Unheil</text:p>
          </table:table-cell>
          <table:table-cell office:value-type="string">
            <text:p>Eine befreundete Einheit wird vor einer drohenden Gefahr beschützt. Der nächste Angriff auf sie richtet nur X% des verursachten Schadens an. 30 Sekunden Abklingzeit.</text:p>
          </table:table-cell>
          <table:table-cell office:value-type="string">
            <text:p>Notknopf. Viel. Zum Schluss ca. 80%.</text:p>
          </table:table-cell>
          <table:table-cell table:style-name="ce2"/>
          <table:table-cell table:number-columns-repeated="3"/>
        </table:table-row>
        <table:table-row table:style-name="ro1">
          <table:table-cell/>
          <table:table-cell office:value-type="string">
            <text:p>Verzweifeltes Gebet</text:p>
          </table:table-cell>
          <table:table-cell office:value-type="string">
            <text:p>Das befreundete Ziel wird um X Leben geheilt. 15 Sekunden Abklingzeit.</text:p>
          </table:table-cell>
          <table:table-cell office:value-type="string" table:number-columns-spanned="2" table:number-rows-spanned="1">
            <text:p>Weiterer Notknopf. 2-3Mal soviel wie Linderung. Hohe Manakosten.</text:p>
          </table:table-cell>
          <table:covered-table-cell table:style-name="Default"/>
          <table:table-cell table:number-columns-repeated="3"/>
        </table:table-row>
        <table:table-row table:style-name="ro1">
          <table:table-cell table:number-columns-repeated="4"/>
          <table:table-cell table:style-name="ce2"/>
          <table:table-cell table:number-columns-repeated="3"/>
        </table:table-row>
        <table:table-row table:style-name="ro1">
          <table:table-cell office:value-type="string">
            <text:p>Ultimate Stufe 12</text:p>
          </table:table-cell>
          <table:table-cell office:value-type="string">
            <text:p>Böses bannen</text:p>
          </table:table-cell>
          <table:table-cell office:value-type="string">
            <text:p>Der Kleriker verursacht bei einem Gegner X Punkte Schaden und verringert für 10 Sekunden dessen Bewegungsgeschwindigkeit auf Y% und Angriffsgeschwindigkeit auf Z%. 1 Minute Abklingzeit.</text:p>
          </table:table-cell>
          <table:table-cell office:value-type="string" table:number-columns-spanned="4" table:number-rows-spanned="1">
            <text:p>Wieder auf, nicht um. Rel. Wenig Schaden, aber hohe weitere Effekte. Zum Unterstützen.</text:p>
          </table:table-cell>
          <table:covered-table-cell table:style-name="Default"/>
          <table:covered-table-cell table:style-name="Default"/>
          <table:covered-table-cell table:style-name="Default"/>
          <table:table-cell/>
        </table:table-row>
        <table:table-row table:style-name="ro1">
          <table:table-cell office:value-type="string">
            <text:p>Ultimate Stufe 25</text:p>
          </table:table-cell>
          <table:table-cell office:value-type="string">
            <text:p>Heiliger Wille</text:p>
          </table:table-cell>
          <table:table-cell office:value-type="string">
            <text:p>Die ausgewählte Einheit absorbiert 10 Sekunden lang 95% des ihr zugefügten Schadens. 5 Minuten Abklingzeit.</text:p>
          </table:table-cell>
          <table:table-cell office:value-type="string">
            <text:p>Tamino: lieber flächendeckend</text:p>
          </table:table-cell>
          <table:table-cell table:style-name="ce2"/>
          <table:table-cell table:number-columns-repeated="3"/>
        </table:table-row>
        <table:table-row table:style-name="ro1" table:number-rows-repeated="2">
          <table:table-cell table:number-columns-repeated="4"/>
          <table:table-cell table:style-name="ce2"/>
          <table:table-cell table:number-columns-repeated="3"/>
        </table:table-row>
        <table:table-row table:style-name="ro1">
          <table:table-cell office:value-type="string">
            <text:p>Geistlicher </text:p>
          </table:table-cell>
          <table:table-cell table:style-name="ce5" office:value-type="string">
            <text:p>Nekromant</text:p>
          </table:table-cell>
          <table:table-cell office:value-type="string">
            <text:p>Grundfähigkeit: Todesbote - Passiv. Der Nekromant beschwört alle X Sekunden den Kadaver eines Zombies. Es können maximal Y beschworene Kadaver transportiert werden.</text:p>
          </table:table-cell>
          <table:table-cell office:value-type="string">
            <text:p>Friedhofsfähigkeit.</text:p>
          </table:table-cell>
          <table:table-cell table:style-name="ce2"/>
          <table:table-cell table:number-columns-repeated="3"/>
        </table:table-row>
        <table:table-row table:style-name="ro1">
          <table:table-cell table:number-columns-repeated="4"/>
          <table:table-cell table:style-name="ce2"/>
          <table:table-cell table:number-columns-repeated="3"/>
        </table:table-row>
        <table:table-row table:style-name="ro1">
          <table:table-cell office:value-type="string">
            <text:p>Normale Fähigkeit</text:p>
          </table:table-cell>
          <table:table-cell office:value-type="string">
            <text:p>Dunkler Diener</text:p>
          </table:table-cell>
          <table:table-cell office:value-type="string">
            <text:p>Erschafft für 2 Minuten einen schwachen Zombie Stufe X mit Y Leben, Z Schaden und A Rüstung, der sich durch Kadaver regenerieren kann.</text:p>
          </table:table-cell>
          <table:table-cell office:value-type="string" table:number-columns-spanned="2" table:number-rows-spanned="1">
            <text:p>Ein wenig unterstützender Schaden und Prügelknabe.</text:p>
          </table:table-cell>
          <table:covered-table-cell table:style-name="Default"/>
          <table:table-cell table:number-columns-repeated="3"/>
        </table:table-row>
        <table:table-row table:style-name="ro1">
          <table:table-cell/>
          <table:table-cell office:value-type="string">
            <text:p>Dämonendiener</text:p>
          </table:table-cell>
          <table:table-cell office:value-type="string">
            <text:p>Ruft eine Dämonen, der Gegner für X schädigt und Gegner in seinem Umkreis für 2 pro Sekunde verbrennt.</text:p>
          </table:table-cell>
          <table:table-cell office:value-type="string">
            <text:p>Der macht gut Schaden. Manakosten pro Sekunde.</text:p>
          </table:table-cell>
          <table:table-cell table:style-name="ce2"/>
          <table:table-cell table:number-columns-repeated="3"/>
        </table:table-row>
        <table:table-row table:style-name="ro1">
          <table:table-cell/>
          <table:table-cell office:value-type="string">
            <text:p>Schattengeschoss</text:p>
          </table:table-cell>
          <table:table-cell office:value-type="string">
            <text:p>Ein Schattengeschoss schädigt den Gegner für X Lebenspunkte.</text:p>
          </table:table-cell>
          <table:table-cell office:value-type="string" table:number-columns-spanned="3" table:number-rows-spanned="1">
            <text:p>Gut Schaden, aber nicht zu viel. Nekromanten machen keinen Direktschaden.</text:p>
          </table:table-cell>
          <table:covered-table-cell table:style-name="Default"/>
          <table:covered-table-cell table:style-name="Default"/>
          <table:table-cell table:number-columns-repeated="2"/>
        </table:table-row>
        <table:table-row table:style-name="ro1">
          <table:table-cell/>
          <table:table-cell office:value-type="string">
            <text:p>Qualen</text:p>
          </table:table-cell>
          <table:table-cell office:value-type="string">
            <text:p>Fügt einem Gegner alle 2 Sekunden X Punkte Schaden zu. Hält 14 Sekunden lang an.</text:p>
          </table:table-cell>
          <table:table-cell office:value-type="string" table:number-columns-spanned="2" table:number-rows-spanned="1">
            <text:p>7 Ticks, etwas mehr Schaden als Schattengeschoss.</text:p>
          </table:table-cell>
          <table:covered-table-cell table:style-name="Default"/>
          <table:table-cell table:number-columns-repeated="3"/>
        </table:table-row>
        <table:table-row table:style-name="ro1">
          <table:table-cell/>
          <table:table-cell office:value-type="string">
            <text:p>Seelendiebstahl</text:p>
          </table:table-cell>
          <table:table-cell office:value-type="string">
            <text:p>Stiehlt dem feindlichen Ziel seine Seele und entzieht ihm pro Sekunde X Leben und Mana. Stirbt der Gegner durch diese Fähigkeit, so wird sein Kadaver zum Nekromanten her bewegt. Hält 5 Sekunden lang an.</text:p>
          </table:table-cell>
          <table:table-cell office:value-type="string">
            <text:p>Etwas mehr Schaden als Qualen.</text:p>
          </table:table-cell>
          <table:table-cell table:style-name="ce2"/>
          <table:table-cell table:number-columns-repeated="3"/>
        </table:table-row>
        <table:table-row table:style-name="ro1">
          <table:table-cell/>
          <table:table-cell office:value-type="string">
            <text:p>Sünde</text:p>
          </table:table-cell>
          <table:table-cell office:value-type="string">
            <text:p>X% des Schadens des Gegners, auf dem dieser Effekt liegt, wird auf ihn zurückgeworfen. Hält 15 Sekunden lang an.</text:p>
          </table:table-cell>
          <table:table-cell office:value-type="string" table:number-columns-spanned="2" table:number-rows-spanned="1">
            <text:p>Zum Schluss 30%, muss bei Bossen evtl. verringert werden.</text:p>
          </table:table-cell>
          <table:covered-table-cell table:style-name="Default"/>
          <table:table-cell table:number-columns-repeated="3"/>
        </table:table-row>
        <table:table-row table:style-name="ro1">
          <table:table-cell/>
          <table:table-cell office:value-type="string">
            <text:p>Furchtbarer Schrecken</text:p>
          </table:table-cell>
          <table:table-cell office:value-type="string">
            <text:p>Der Nekromant zwingt sein Opfer, X Sekunden lang vor ihm zu fliehen.</text:p>
          </table:table-cell>
          <table:table-cell/>
          <table:table-cell table:style-name="ce2"/>
          <table:table-cell table:number-columns-repeated="3"/>
        </table:table-row>
        <table:table-row table:style-name="ro1">
          <table:table-cell/>
          <table:table-cell office:value-type="string">
            <text:p>Seuche</text:p>
          </table:table-cell>
          <table:table-cell office:value-type="string">
            <text:p>Alle umliegenden Gegner erleiden für maximal 10 Sekunden pro Sekunde X Schaden. Kanalisiert. 5 Minuten Abklingzeit.</text:p>
          </table:table-cell>
          <table:table-cell office:value-type="string">
            <text:p>Ordentlicher Schaden. Mana pro Sekunde.</text:p>
          </table:table-cell>
          <table:table-cell table:style-name="ce2"/>
          <table:table-cell table:number-columns-repeated="3"/>
        </table:table-row>
        <table:table-row table:style-name="ro1">
          <table:table-cell/>
          <table:table-cell office:value-type="string">
            <text:p>Parasit</text:p>
          </table:table-cell>
          <table:table-cell office:value-type="string">
            <text:p>Ein Parasit infiziert das Ziel, der nach 20 Sekunden 50 Punkte Schaden am Infizierten und allen Gegnern in seinem Umkreis zufügt. 2 Minuten Abklingzeit.</text:p>
          </table:table-cell>
          <table:table-cell office:value-type="string">
            <text:p>Ca. das doppelte von Seelendiebstahl, evtl mehr.</text:p>
          </table:table-cell>
          <table:table-cell table:style-name="ce2"/>
          <table:table-cell table:number-columns-repeated="3"/>
        </table:table-row>
        <table:table-row table:style-name="ro1">
          <table:table-cell/>
          <table:table-cell office:value-type="string">
            <text:p>Gewaltsamer Tod</text:p>
          </table:table-cell>
          <table:table-cell office:value-type="string">
            <text:p>Das Ziel erhält X Punkte Schaden und wird für 3 Sekunden betäubt. 3 Minuten Abklingzeit.</text:p>
          </table:table-cell>
          <table:table-cell office:value-type="string" table:number-columns-spanned="2" table:number-rows-spanned="1">
            <text:p>Sehr viel Schaden, mehr als Parasit, ca das Doppelte.</text:p>
          </table:table-cell>
          <table:covered-table-cell table:style-name="Default"/>
          <table:table-cell table:number-columns-repeated="3"/>
        </table:table-row>
        <table:table-row table:style-name="ro1">
          <table:table-cell/>
          <table:table-cell office:value-type="string">
            <text:p>Ahnenpakt</text:p>
          </table:table-cell>
          <table:table-cell office:value-type="string">
            <text:p>Der Nekromant regeneriert sein Leben und Mana mit Hilfe eines Kadavers. Wandelt X% des ursprünglichen Lebens des Ziels zu Leben und Y% zu Mana um.</text:p>
          </table:table-cell>
          <table:table-cell office:value-type="string">
            <text:p>Dunkles Ritual – prozentual.</text:p>
          </table:table-cell>
          <table:table-cell table:style-name="ce2"/>
          <table:table-cell table:number-columns-repeated="3"/>
        </table:table-row>
        <table:table-row table:style-name="ro1">
          <table:table-cell/>
          <table:table-cell office:value-type="string">
            <text:p>Opfer</text:p>
          </table:table-cell>
          <table:table-cell office:value-type="string">
            <text:p>Der Nekromant befiehlt einem seiner Diener mit einem letzten, wütenden Schlag zu treffen. Der Schaden entspricht 50/60/70/80/100% der momentanen Lebensenergie des Dieners. Kann nur eingesetzt werden, wenn die Lebensenergie unter 50% gesunken ist. 4 Minuten Abklingzeit.</text:p>
          </table:table-cell>
          <table:table-cell office:value-type="string">
            <text:p>Batz.</text:p>
          </table:table-cell>
          <table:table-cell table:style-name="ce2"/>
          <table:table-cell table:number-columns-repeated="3"/>
        </table:table-row>
        <table:table-row table:style-name="ro1">
          <table:table-cell/>
          <table:table-cell office:value-type="string">
            <text:p>Beschwörung</text:p>
          </table:table-cell>
          <table:table-cell office:value-type="string">
            <text:p>Beschwört aus X Kadavern in der Umgebung untote Diener, die den Nekromanten Y Sekunden lang unterstützen.</text:p>
          </table:table-cell>
          <table:table-cell office:value-type="string" table:number-columns-spanned="3" table:number-rows-spanned="1">
            <text:p>Dreifacher Sofortschaden von Schattengeschoss, Schaden von Qualen über Zeit.</text:p>
          </table:table-cell>
          <table:covered-table-cell table:style-name="Default"/>
          <table:covered-table-cell table:style-name="Default"/>
          <table:table-cell table:number-columns-repeated="2"/>
        </table:table-row>
        <table:table-row table:style-name="ro1">
          <table:table-cell table:number-columns-repeated="4"/>
          <table:table-cell table:style-name="ce2"/>
          <table:table-cell table:number-columns-repeated="3"/>
        </table:table-row>
        <table:table-row table:style-name="ro1">
          <table:table-cell office:value-type="string">
            <text:p>Ultimate Stufe 12</text:p>
          </table:table-cell>
          <table:table-cell office:value-type="string">
            <text:p>Verdammnis</text:p>
          </table:table-cell>
          <table:table-cell office:value-type="string">
            <text:p>Das Ziel verliert nach Ablauf von 30 Sekunden X Lebenspunkte. Befinden sich Kadaver in der Nähe des Ziels, werden diese zu untoten Dienern des Nekromanten, die das Ziel attackieren. <text:s/>5 Minuten Abklingzeit.</text:p>
          </table:table-cell>
          <table:table-cell office:value-type="string">
            <text:p>Viel Schaden. Sehr viel.</text:p>
          </table:table-cell>
          <table:table-cell table:style-name="ce2"/>
          <table:table-cell table:number-columns-repeated="3"/>
        </table:table-row>
        <table:table-row table:style-name="ro1">
          <table:table-cell office:value-type="string">
            <text:p>Ultimate Stufe 25</text:p>
          </table:table-cell>
          <table:table-cell office:value-type="string">
            <text:p>Epidemie</text:p>
          </table:table-cell>
          <table:table-cell office:value-type="string">
            <text:p>Alle Gegner im Einflussbereich erleiden alle 2 Sekunden X Punkte Schaden. Stirbt ein Gegner durch diese Fähigkeit, so wird ein Verseuchungstotem aus seinem Kadaver beschworen, dass Gegnern im Umkreis ebenfalls Schaden zufügt und aus ihren Kadavern weitere Verseuchungstotems beschwören kann.</text:p>
          </table:table-cell>
          <table:table-cell office:value-type="string" table:number-columns-spanned="2" table:number-rows-spanned="1">
            <text:p>Grundmanakosten, dann pro Sekunde. Viel Schaden. </text:p>
          </table:table-cell>
          <table:covered-table-cell table:style-name="Default"/>
          <table:table-cell table:number-columns-repeated="3"/>
        </table:table-row>
        <table:table-row table:style-name="ro1" table:number-rows-repeated="2">
          <table:table-cell table:number-columns-repeated="4"/>
          <table:table-cell table:style-name="ce2"/>
          <table:table-cell table:number-columns-repeated="3"/>
        </table:table-row>
        <table:table-row table:style-name="ro1">
          <table:table-cell office:value-type="string">
            <text:p>Geistlicher </text:p>
          </table:table-cell>
          <table:table-cell table:style-name="ce5" office:value-type="string">
            <text:p>Druide</text:p>
          </table:table-cell>
          <table:table-cell table:style-name="ce6" office:value-type="string" table:number-columns-spanned="2" table:number-rows-spanned="1">
            <text:p>Grundfähigkeit: Kräuterheilung – Verjüngung</text:p>
          </table:table-cell>
          <table:covered-table-cell table:style-name="Default"/>
          <table:table-cell table:style-name="ce2"/>
          <table:table-cell table:number-columns-repeated="3"/>
        </table:table-row>
        <table:table-row table:style-name="ro1">
          <table:table-cell table:number-columns-repeated="4"/>
          <table:table-cell table:style-name="ce2"/>
          <table:table-cell table:number-columns-repeated="3"/>
        </table:table-row>
        <table:table-row table:style-name="ro1">
          <table:table-cell office:value-type="string">
            <text:p>Normale Fähigkeiten</text:p>
          </table:table-cell>
          <table:table-cell office:value-type="string">
            <text:p>Waldfeenzauber</text:p>
          </table:table-cell>
          <table:table-cell office:value-type="string">
            <text:p>Heilwelle.</text:p>
          </table:table-cell>
          <table:table-cell office:value-type="string">
            <text:p>Nicht so hoch.</text:p>
          </table:table-cell>
          <table:table-cell table:style-name="ce2"/>
          <table:table-cell table:number-columns-repeated="3"/>
        </table:table-row>
        <table:table-row table:style-name="ro1">
          <table:table-cell/>
          <table:table-cell office:value-type="string">
            <text:p>Krähengestalt</text:p>
          </table:table-cell>
          <table:table-cell office:value-type="string">
            <text:p>Der Druide verwandelt sich in eine Krähe. Das maximale Mana erhöht sich dabei um Y und die Rüstung um X%. Außerdem verursacht der Druide Stichschaden.</text:p>
          </table:table-cell>
          <table:table-cell office:value-type="string">
            <text:p>Halt eher wenig Schaden.</text:p>
          </table:table-cell>
          <table:table-cell table:style-name="ce2"/>
          <table:table-cell table:number-columns-repeated="3"/>
        </table:table-row>
        <table:table-row table:style-name="ro1">
          <table:table-cell/>
          <table:table-cell office:value-type="string">
            <text:p>Wohltat</text:p>
          </table:table-cell>
          <table:table-cell office:value-type="string">
            <text:p>Heilregen.</text:p>
          </table:table-cell>
          <table:table-cell office:value-type="string" table:number-columns-spanned="2" table:number-rows-spanned="1">
            <text:p>Mehr Mana als Leben, ca 50% mehr. (Bsp, 10 Leben 15 Mana).</text:p>
          </table:table-cell>
          <table:covered-table-cell table:style-name="Default"/>
          <table:table-cell table:number-columns-repeated="3"/>
        </table:table-row>
        <table:table-row table:style-name="ro1">
          <table:table-cell/>
          <table:table-cell office:value-type="string">
            <text:p>Tierkunde</text:p>
          </table:table-cell>
          <table:table-cell office:value-type="string">
            <text:p>Stufe 1: Bärengestalt erhält Zauber „Gebrüll“, Krähengestalt erhält Zauber „Junges“ Stufe 2: Bärengestalt erhält Zauber „Prankenhieb“, Krähengestalt erhält Zauber „Sturm“ Stufe 3: Bärengestalt erhält Zauber “Tollwut“, Krähengestalt erhält Zauber „Kreisen“ Stufe 4: Bärengestalt erhält Zauber „Winterschlaf“, Krähengestalt erhält Zauber „Flügelschlag„, Stufe 5: Bärengestalt erhält Zauber „Bärenhöhle“, Krähengestalt erhält Zauber „Nest“</text:p>
          </table:table-cell>
          <table:table-cell/>
          <table:table-cell table:style-name="ce2"/>
          <table:table-cell table:number-columns-repeated="3"/>
        </table:table-row>
        <table:table-row table:style-name="ro1">
          <table:table-cell/>
          <table:table-cell office:value-type="string">
            <text:p>Erwachen des Waldes</text:p>
          </table:table-cell>
          <table:table-cell office:value-type="string">
            <text:p>Stampede.</text:p>
          </table:table-cell>
          <table:table-cell office:value-type="string" table:number-columns-spanned="3" table:number-rows-spanned="1">
            <text:p>Mehr Geschwindigkeitszuwach als Schadenzuname. In Tigergestalt kein Mana mehr.</text:p>
          </table:table-cell>
          <table:covered-table-cell table:style-name="Default"/>
          <table:covered-table-cell table:style-name="Default"/>
          <table:table-cell table:number-columns-repeated="2"/>
        </table:table-row>
        <table:table-row table:style-name="ro1">
          <table:table-cell/>
          <table:table-cell office:value-type="string">
            <text:p>Zorn des Waldes</text:p>
          </table:table-cell>
          <table:table-cell office:value-type="string">
            <text:p>Heuschreckenschwarm.</text:p>
          </table:table-cell>
          <table:table-cell office:value-type="string">
            <text:p>Insgesamt ca. doppelt so viel Schaden wie Rabe.</text:p>
          </table:table-cell>
          <table:table-cell table:style-name="ce2"/>
          <table:table-cell table:number-columns-repeated="3"/>
        </table:table-row>
        <table:table-row table:style-name="ro1">
          <table:table-cell/>
          <table:table-cell office:value-type="string">
            <text:p>Ranken</text:p>
          </table:table-cell>
          <table:table-cell office:value-type="string">
            <text:p>Aufspießen.</text:p>
          </table:table-cell>
          <table:table-cell office:value-type="string">
            <text:p>Ca. Schaden von Rabe.</text:p>
          </table:table-cell>
          <table:table-cell table:style-name="ce2"/>
          <table:table-cell table:number-columns-repeated="3"/>
        </table:table-row>
        <table:table-row table:style-name="ro1">
          <table:table-cell/>
          <table:table-cell office:value-type="string">
            <text:p>Waldholzfäuste</text:p>
          </table:table-cell>
          <table:table-cell office:value-type="string" table:number-columns-spanned="2" table:number-rows-spanned="1">
            <text:p>Inneres Feuer (nur Schaden).</text:p>
          </table:table-cell>
          <table:covered-table-cell table:style-name="Default"/>
          <table:table-cell/>
          <table:table-cell table:style-name="ce7" table:number-columns-repeated="2"/>
          <table:table-cell/>
        </table:table-row>
        <table:table-row table:style-name="ro1">
          <table:table-cell/>
          <table:table-cell office:value-type="string">
            <text:p>Bärengestalt</text:p>
          </table:table-cell>
          <table:table-cell office:value-type="string" table:number-columns-spanned="5" table:number-rows-spanned="1">
            <text:p>Der Druide verwandelt sich in einen Bären. Das maximale Leben erhöht sich dabei um X und der Schaden um Y%. Außerdem wird die Angriffsgeschwindigkeit reduziert und der Druide verursacht Flächenschaden.</text:p>
          </table:table-cell>
          <table:covered-table-cell table:style-name="Default"/>
          <table:covered-table-cell table:style-name="Default"/>
          <table:covered-table-cell table:style-name="Default"/>
          <table:covered-table-cell table:style-name="Default"/>
          <table:table-cell table:style-name="ce7"/>
        </table:table-row>
        <table:table-row table:style-name="ro1">
          <table:table-cell/>
          <table:table-cell office:value-type="string">
            <text:p>Dryadenquelle</text:p>
          </table:table-cell>
          <table:table-cell office:value-type="string">
            <text:p>Beschwört heilende Quelle.</text:p>
          </table:table-cell>
          <table:table-cell office:value-type="string">
            <text:p>Kein Mana mehr in Bärengestalt.</text:p>
          </table:table-cell>
          <table:table-cell/>
          <table:table-cell table:style-name="ce7" table:number-columns-repeated="3"/>
        </table:table-row>
        <table:table-row table:style-name="ro1">
          <table:table-cell/>
          <table:table-cell office:value-type="string">
            <text:p>Dryade</text:p>
          </table:table-cell>
          <table:table-cell office:value-type="string">
            <text:p>Beschwörung nur aus der Quelle möglich.</text:p>
          </table:table-cell>
          <table:table-cell table:number-columns-repeated="2"/>
          <table:table-cell table:style-name="ce7" table:number-columns-repeated="3"/>
        </table:table-row>
        <table:table-row table:style-name="ro1">
          <table:table-cell/>
          <table:table-cell office:value-type="string">
            <text:p>Hain</text:p>
          </table:table-cell>
          <table:table-cell office:value-type="string">
            <text:p>Beschwört Mana regenerierenden Hain.</text:p>
          </table:table-cell>
          <table:table-cell table:number-columns-repeated="2"/>
          <table:table-cell table:style-name="ce7" table:number-columns-repeated="3"/>
        </table:table-row>
        <table:table-row table:style-name="ro1">
          <table:table-cell/>
          <table:table-cell office:value-type="string">
            <text:p>Baumhirte</text:p>
          </table:table-cell>
          <table:table-cell office:value-type="string">
            <text:p>Beschwörung nur aus Hain möglich.</text:p>
          </table:table-cell>
          <table:table-cell table:number-columns-repeated="2"/>
          <table:table-cell table:style-name="ce7" table:number-columns-repeated="3"/>
        </table:table-row>
        <table:table-row table:style-name="ro1">
          <table:table-cell table:style-name="ce4" table:number-columns-repeated="4"/>
          <table:table-cell/>
          <table:table-cell table:style-name="ce7" table:number-columns-repeated="3"/>
        </table:table-row>
        <table:table-row table:style-name="ro1">
          <table:table-cell office:value-type="string">
            <text:p>Ultimate Stufe 12</text:p>
          </table:table-cell>
          <table:table-cell office:value-type="string">
            <text:p>Alpha</text:p>
          </table:table-cell>
          <table:table-cell office:value-type="string" table:number-columns-spanned="5" table:number-rows-spanned="1">
            <text:p>Der Druide erhöht seinen Schaden und seine Angriffsgeschwindigkeit in Tiergestalt um 100% und seine Lebenspunkte steigen auf 150% des ursprünglichen Wertes. Hält 30 Sekunden lang an. 4 Minuten Abklingzeit.</text:p>
          </table:table-cell>
          <table:covered-table-cell table:style-name="Default"/>
          <table:covered-table-cell table:style-name="Default"/>
          <table:covered-table-cell table:style-name="Default"/>
          <table:covered-table-cell table:style-name="Default"/>
          <table:table-cell table:style-name="ce7"/>
        </table:table-row>
        <table:table-row table:style-name="ro1">
          <table:table-cell office:value-type="string">
            <text:p>Ultimate Stufe 25</text:p>
          </table:table-cell>
          <table:table-cell office:value-type="string">
            <text:p>Waldfestung</text:p>
          </table:table-cell>
          <table:table-cell office:value-type="string" table:number-columns-spanned="2" table:number-rows-spanned="1">
            <text:p>Erzeugt eine Waldfestung aus lebendigen Bäumen, die sie um jeden Preis verteidigen.</text:p>
          </table:table-cell>
          <table:covered-table-cell table:style-name="Default"/>
          <table:table-cell/>
          <table:table-cell table:style-name="ce7" table:number-columns-repeated="3"/>
        </table:table-row>
        <table:table-row table:style-name="ro1" table:number-rows-repeated="2">
          <table:table-cell table:style-name="ce4" table:number-columns-repeated="4"/>
          <table:table-cell/>
          <table:table-cell table:style-name="ce7" table:number-columns-repeated="3"/>
        </table:table-row>
        <table:table-row table:style-name="ro1">
          <table:table-cell office:value-type="string">
            <text:p>Geistlicher </text:p>
          </table:table-cell>
          <table:table-cell table:style-name="ce5" office:value-type="string">
            <text:p>Astralwandler</text:p>
          </table:table-cell>
          <table:table-cell office:value-type="string">
            <text:p>Grundfähigkeit: Geistschock - Verursacht X Punkte Schaden und lässt den nächsten physischen Angriff des Gegners ins Leere gehen. 15 Sekunden Abklingzeit.</text:p>
          </table:table-cell>
          <table:table-cell office:value-type="string" table:number-columns-spanned="2" table:number-rows-spanned="1">
            <text:p>X abhängig von der Stufe, sollte guter Angriffsspell sein</text:p>
          </table:table-cell>
          <table:covered-table-cell table:style-name="Default"/>
          <table:table-cell table:style-name="ce7" table:number-columns-repeated="3"/>
        </table:table-row>
        <table:table-row table:style-name="ro1">
          <table:table-cell table:number-columns-repeated="5"/>
          <table:table-cell table:style-name="ce7" table:number-columns-repeated="3"/>
        </table:table-row>
        <table:table-row table:style-name="ro1">
          <table:table-cell office:value-type="string">
            <text:p>Normale Fähigkeiten</text:p>
          </table:table-cell>
          <table:table-cell office:value-type="string">
            <text:p>Erfassen</text:p>
          </table:table-cell>
          <table:table-cell office:value-type="string">
            <text:p>Der Astralwandler versetzt sich in die Astralebene und dringt für X Sekunden in den Körper eines Feindes ein. Während ein Feind erfasst ist, können bestimmte Fähigkeiten auf ihn gewirkt werden. Der Astralwandler verliert pro Sekunde Y% seiner Lebensenergie.</text:p>
          </table:table-cell>
          <table:table-cell office:value-type="string">
            <text:p>X erhöht sich, Y verringert sich</text:p>
          </table:table-cell>
          <table:table-cell/>
          <table:table-cell table:style-name="ce7" table:number-columns-repeated="3"/>
        </table:table-row>
        <table:table-row table:style-name="ro1">
          <table:table-cell/>
          <table:table-cell office:value-type="string">
            <text:p>Zerreißen</text:p>
          </table:table-cell>
          <table:table-cell office:value-type="string">
            <text:p>Der Astralwandler zerreißt die astralen Ströme im Inneren seines Feindes und fügt ihm X Punkte Schaden zu. Kann nur auf erfasste Gegner angewendet werden.</text:p>
          </table:table-cell>
          <table:table-cell table:number-columns-repeated="2"/>
          <table:table-cell table:style-name="ce7" table:number-columns-repeated="3"/>
        </table:table-row>
        <table:table-row table:style-name="ro1">
          <table:table-cell/>
          <table:table-cell office:value-type="string">
            <text:p>Schwächen offenbaren</text:p>
          </table:table-cell>
          <table:table-cell office:value-type="string">
            <text:p>Zeigt die Schwächen eines Gegners auf und erhöht den verursachten Schaden gegen diesen Gegner um X. Wirkt nur gegen erfasste Gegner.</text:p>
          </table:table-cell>
          <table:table-cell table:style-name="ce4" office:value-type="string">
            <text:p>Nicht %, weil die Prozente sich ja nicht addieren.</text:p>
          </table:table-cell>
          <table:table-cell/>
          <table:table-cell table:style-name="ce7" table:number-columns-repeated="3"/>
        </table:table-row>
        <table:table-row table:style-name="ro1">
          <table:table-cell/>
          <table:table-cell office:value-type="string">
            <text:p>Rufen</text:p>
          </table:table-cell>
          <table:table-cell office:value-type="string">
            <text:p>Der Astralwandler ruft drei Geister der Zwischenebene, die ihn X Sekunden lang im Kampf unterstützen. Als Tribut für ihren Dienst verlangen die Geister nach Ablauf des Effekts Y% der Manaenergie des Astralwandlers. Sollte diese nicht in ausreichender Menge verfügbar sein, so werden die Geister von der Lebensenergie des Wandlers zehren.</text:p>
          </table:table-cell>
          <table:table-cell office:value-type="string">
            <text:p>X erhöhen, Y verringern</text:p>
          </table:table-cell>
          <table:table-cell/>
          <table:table-cell table:style-name="ce7" table:number-columns-repeated="3"/>
        </table:table-row>
        <table:table-row table:style-name="ro1">
          <table:table-cell/>
          <table:table-cell office:value-type="string">
            <text:p>Verschlingen</text:p>
          </table:table-cell>
          <table:table-cell office:value-type="string">
            <text:p>Der Astralwandler entzieht dem Feind die Geister in seinem Inneren, entfernt einen negativen Zaubereffekt von sich selbst und heilt sich um X%. Fügt dem Feind außerdem Y Punkte Schaden zu, sobald seine Lebensenergie unter 20% fällt. Der Gegner, auf den diese Fähigkeit angewandt wurde, kann nicht mehr kontrolliert oder erfasst werden. Kann nicht verwendet werden, während ein Ziel kontrolliert oder erfasst wurde 4 Minuten Abklingzeit.</text:p>
          </table:table-cell>
          <table:table-cell office:value-type="string">
            <text:p>X niedrig, Y hoch.</text:p>
          </table:table-cell>
          <table:table-cell/>
          <table:table-cell table:style-name="ce7" table:number-columns-repeated="3"/>
        </table:table-row>
        <table:table-row table:style-name="ro1">
          <table:table-cell/>
          <table:table-cell office:value-type="string">
            <text:p>Geist erzürnen</text:p>
          </table:table-cell>
          <table:table-cell office:value-type="string" table:number-columns-spanned="5" table:number-rows-spanned="1">
            <text:p>Ein wütender Geist aus der Astralebene wird gegen das Ziel geschickt. Er verursacht X Punkte Schaden und verringert erlittenen Schaden des Astralwandlers 3 Sekunden lang um 75%. Kann nicht verwendet werden, während ein Ziel kontrolliert oder erfasst wurde. 25 Sekunden Abklingzeit.</text:p>
          </table:table-cell>
          <table:covered-table-cell table:style-name="Default"/>
          <table:covered-table-cell table:style-name="Default"/>
          <table:covered-table-cell table:style-name="Default"/>
          <table:covered-table-cell table:style-name="Default"/>
          <table:table-cell table:style-name="ce7"/>
        </table:table-row>
        <table:table-row table:style-name="ro1">
          <table:table-cell/>
          <table:table-cell office:value-type="string">
            <text:p>Übernehmen</text:p>
          </table:table-cell>
          <table:table-cell office:value-type="string">
            <text:p>Der Astralwandler versetzt sich in die Astralebene, dringt für X Sekunden in den Körper eines Feindes ein und unterwirft ihn seinem Willen. Nach Ablauf des Effekts erleidet der Astralwandler Y % des Schadens, den der übernommene Gegner erlitten hat. Der Gegner darf höchstens die Stufe Z haben.</text:p>
          </table:table-cell>
          <table:table-cell office:value-type="string">
            <text:p>X erhöhen, Y verringern auf bis zu 60%. Z errechnet sich aus der Stufe des Charakters + (2 * die Stufe des Zaubers).</text:p>
          </table:table-cell>
          <table:table-cell/>
          <table:table-cell table:style-name="ce7" table:number-columns-repeated="3"/>
        </table:table-row>
        <table:table-row table:style-name="ro1">
          <table:table-cell/>
          <table:table-cell office:value-type="string">
            <text:p>Geleiteter Schlag</text:p>
          </table:table-cell>
          <table:table-cell office:value-type="string">
            <text:p>Der nächste Nahkampfangriff verursacht <text:s/>xfachen Schaden. Kann nur eingesetzt werden, wenn ein Ziel übernommen wurde. 15 Sekunden Abklingzeit.</text:p>
          </table:table-cell>
          <table:table-cell table:number-columns-repeated="2"/>
          <table:table-cell table:style-name="ce7" table:number-columns-repeated="3"/>
        </table:table-row>
        <table:table-row table:style-name="ro1">
          <table:table-cell/>
          <table:table-cell office:value-type="string">
            <text:p>Schrumpfen</text:p>
          </table:table-cell>
          <table:table-cell office:value-type="string">
            <text:p>Gegner im Umkreis von &lt;Konstante&gt;, die maximal die Stufe X haben, werden 10 Sekunden lang geschrumpft. Ihre Zielerfassungsreichweite wird dadurch um Y% und ihre Bewegungsgeschwindigkeit um Z% verringert. Gegner, die sich im Wasser befinden, haben eine 50%ige Chance zu ertrinken.</text:p>
          </table:table-cell>
          <table:table-cell office:value-type="string">
            <text:p>Ertrinken bedeutet zu sterben. Funktionen: SetUnitAcquireRange, SetUnitMoveSpeed, SetUnitScale, IsTerrainShallowWater, IsTerrainDeepWater</text:p>
          </table:table-cell>
          <table:table-cell/>
          <table:table-cell table:style-name="ce7" table:number-columns-repeated="3"/>
        </table:table-row>
        <table:table-row table:style-name="ro1">
          <table:table-cell/>
          <table:table-cell office:value-type="string">
            <text:p>Astrale Hast</text:p>
          </table:table-cell>
          <table:table-cell office:value-type="string">
            <text:p>Die Angriffsgeschwindigkeit des Zieles wird um X% und der Zauberschaden um Y erhöht. 1 Minute Abklingzeit.</text:p>
          </table:table-cell>
          <table:table-cell table:number-columns-repeated="2"/>
          <table:table-cell table:style-name="ce7" table:number-columns-repeated="3"/>
        </table:table-row>
        <table:table-row table:style-name="ro1">
          <table:table-cell/>
          <table:table-cell office:value-type="string">
            <text:p>Bündelung</text:p>
          </table:table-cell>
          <table:table-cell office:value-type="string" table:number-columns-spanned="2" table:number-rows-spanned="1">
            <text:p>Gebündelte Arkane Energien verletzen den Gegner 6 Sekunden lang pro Sekunde für X/Sekunde. Für jeden verbleibenden gerufenen Geist wird der Schaden um Y erhöht.</text:p>
          </table:table-cell>
          <table:covered-table-cell table:style-name="Default"/>
          <table:table-cell/>
          <table:table-cell table:style-name="ce7" table:number-columns-repeated="3"/>
        </table:table-row>
        <table:table-row table:style-name="ro1">
          <table:table-cell/>
          <table:table-cell office:value-type="string">
            <text:p>Entsenden</text:p>
          </table:table-cell>
          <table:table-cell office:value-type="string" table:number-columns-spanned="2" table:number-rows-spanned="1">
            <text:p>Schickt den anvisierten Feind in die Zwischenebene, wo er der Wut der Geister ausgesetzt wird. Nach 3 Sekunden wird er für X Sekunden betäubt und erleidet Schaden in Höhe von Y.</text:p>
          </table:table-cell>
          <table:covered-table-cell table:style-name="Default"/>
          <table:table-cell/>
          <table:table-cell table:style-name="ce7" table:number-columns-repeated="3"/>
        </table:table-row>
        <table:table-row table:style-name="ro1">
          <table:table-cell/>
          <table:table-cell office:value-type="string">
            <text:p>Wanderung</text:p>
          </table:table-cell>
          <table:table-cell office:value-type="string">
            <text:p>Der Astralwandler demanifestiert seinen Körper und wandelt in der Zwischenwelt. Er wird unsichtbar, sein Bewegungstempo wird um X% erhöht, jedoch wird er die ersten 5 Sekunden lang um (X/5)% pro Sekunde verlangsamt. Nachdem die normale Geschwindigkeit erreicht wurde, wird er pro Sekunde um 20% verlangsamt. Wenn der Astralwandler sich nicht mehr bewegen kann, wird der Effekt abgebrochen. Innerhalb von 4 Sekunden wird die Geschwindigkeit auf die ursprünglichen 100% erhöht. 5 Minuten Abklingzeit.</text:p>
          </table:table-cell>
          <table:table-cell office:value-type="string">
            <text:p>Balancingkandidat - und Tooltip kürzen!</text:p>
          </table:table-cell>
          <table:table-cell/>
          <table:table-cell table:style-name="ce7" table:number-columns-repeated="3"/>
        </table:table-row>
        <table:table-row table:style-name="ro1">
          <table:table-cell table:number-columns-repeated="5"/>
          <table:table-cell table:style-name="ce7" table:number-columns-repeated="3"/>
        </table:table-row>
        <table:table-row table:style-name="ro1">
          <table:table-cell office:value-type="string">
            <text:p>Ultimate Stufe 12</text:p>
          </table:table-cell>
          <table:table-cell office:value-type="string">
            <text:p>Zerrütten </text:p>
          </table:table-cell>
          <table:table-cell office:value-type="string" table:number-columns-spanned="2" table:number-rows-spanned="1">
            <text:p>Nach jedem getöteten Gegner reißt der Astralwandler die Energien seines Feindes an sich und erhöht seinen Schaden um [Stufe] Hält 30 Sekunden lang an und kann bis zu 5 Mal gleichzeitig wirken.</text:p>
          </table:table-cell>
          <table:covered-table-cell table:style-name="Default"/>
          <table:table-cell/>
          <table:table-cell table:style-name="ce7" table:number-columns-repeated="3"/>
        </table:table-row>
        <table:table-row table:style-name="ro1">
          <table:table-cell office:value-type="string">
            <text:p>Ultimate Stufe 25</text:p>
          </table:table-cell>
          <table:table-cell office:value-type="string">
            <text:p>Kontrolle</text:p>
          </table:table-cell>
          <table:table-cell office:value-type="string">
            <text:p>Der Astralwandler bringt die Geister dazu, ein Ziel zu unterwerfen, so dass es den Befehlen des Wandlers Folge leisten muss. Hält X Sekunden lang an. </text:p>
          </table:table-cell>
          <table:table-cell table:number-columns-repeated="2"/>
          <table:table-cell table:style-name="ce7" table:number-columns-repeated="3"/>
        </table:table-row>
        <table:table-row table:style-name="ro1" table:number-rows-repeated="7">
          <table:table-cell table:number-columns-repeated="5"/>
          <table:table-cell table:style-name="ce7" table:number-columns-repeated="3"/>
        </table:table-row>
        <table:table-row table:style-name="ro1">
          <table:table-cell table:style-name="ce4" table:number-columns-repeated="4"/>
          <table:table-cell/>
          <table:table-cell table:style-name="ce7" table:number-columns-repeated="3"/>
        </table:table-row>
      </table:table>
      <table:table table:name="Tabelle2" table:style-name="ta1">
        <table:table-column table:style-name="co7" table:number-columns-repeated="20" table:default-cell-style-name="Default"/>
        <table:table-row table:style-name="ro1" table:number-rows-repeated="99">
          <table:table-cell table:number-columns-repeated="20"/>
        </table:table-row>
        <table:table-row table:style-name="ro1">
          <table:table-cell table:number-columns-repeated="20"/>
        </table:table-row>
      </table:table>
      <table:table table:name="Tabelle3" table:style-name="ta1">
        <table:table-column table:style-name="co7" table:number-columns-repeated="20" table:default-cell-style-name="Default"/>
        <table:table-row table:style-name="ro1" table:number-rows-repeated="99">
          <table:table-cell table:number-columns-repeated="20"/>
        </table:table-row>
        <table:table-row table:style-name="ro1">
          <table:table-cell table:number-columns-repeated="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8">
      <number:number number:decimal-places="15" number:min-integer-digits="1" number:decimal-replacement=""/>
    </number:number-style>
    <style:style style:name="Default" style:family="table-cell">
      <style:table-cell-properties fo:wrap-option="wrap"/>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10">10.03.2011</text:date>, <text:time>15:51:4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date>2011-03-10T15:51:49</dc:date>
    <meta:editing-duration>PT82H00M13S</meta:editing-duration>
    <meta:editing-cycles>74</meta:editing-cycles>
    <dc:creator>Tamino Dauth</dc:creator>
    <meta:document-statistic meta:table-count="3" meta:cell-count="193" meta:object-count="0"/>
    <meta:user-defined meta:name="Info 1"/>
    <meta:user-defined meta:name="Info 2"/>
    <meta:user-defined meta:name="Info 3"/>
    <meta:user-defined meta:name="Info 4"/>
  </office:meta>
</office:document-meta>
</file>